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0D00000343FAE78AED0D7104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123c43" officeooo:paragraph-rsid="00123c43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43ac3" officeooo:paragraph-rsid="00143ac3" style:font-size-asian="16pt" style:language-asian="zh" style:country-asian="CN" style:font-size-complex="18.25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表的导出：</text:p>
      <text:p text:style-name="P1">第一步：</text:p>
      <text:p text:style-name="P1">PLSQL中选择TOOLS选项里面的Export Tables</text:p>
      <text:p text:style-name="P1"><draw:frame draw:style-name="fr1" draw:name="图像1" text:anchor-type="paragraph" svg:width="17cm" svg:height="18.173cm" draw:z-index="0"><draw:image xlink:href="Pictures/100000000000030D00000343FAE78AED0D7104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18S</meta:editing-duration>
    <meta:editing-cycles>4</meta:editing-cycles>
    <meta:generator>LibreOffice/5.3.0.3$Windows_X86_64 LibreOffice_project/7074905676c47b82bbcfbea1aeefc84afe1c50e1</meta:generator>
    <dc:date>2018-03-02T12:31:42.098000000</dc:date>
    <meta:document-statistic meta:table-count="0" meta:image-count="1" meta:object-count="0" meta:page-count="1" meta:paragraph-count="3" meta:word-count="21" meta:character-count="40" meta:non-whitespace-character-count="39"/>
    <meta:user-defined meta:name="Info 1"/>
    <meta:user-defined meta:name="Info 2"/>
    <meta:user-defined meta:name="Info 3"/>
    <meta:user-defined meta:name="Info 4"/>
  </office:meta>
</office:document-meta>
</file>